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la planteatuko zenuke inplantazioa enpresa honetan, planifikatu-planteatu ze pauso nagusi izango lituzkeen inplantazioak, identifikatu erabiltzaile kritikoak, aurre-ikusi ze arazo egon daitezkeen (konsideratuko dugu gazteleraz ongi dakitela denek)... Dokumentatu zuen planteamendua eta igo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3T14:25:49.170000000</dc:date>
    <meta:editing-duration>PT34M12S</meta:editing-duration>
    <meta:editing-cycles>1</meta:editing-cycles>
    <meta:document-statistic meta:table-count="0" meta:image-count="0" meta:object-count="0" meta:page-count="1" meta:paragraph-count="1" meta:word-count="32" meta:character-count="293" meta:non-whitespace-character-count="261"/>
    <meta:generator>LibreOffice/7.4.0.3$Windows_X86_64 LibreOffice_project/f85e47c08ddd19c015c0114a68350214f7066f5a</meta:generator>
  </office:meta>
</office:document-meta>
</file>